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ccf2b" officeooo:paragraph-rsid="001f80c6"/>
    </style:style>
    <style:style style:name="P10" style:family="paragraph" style:parent-style-name="Standard">
      <style:text-properties officeooo:rsid="000d5852" officeooo:paragraph-rsid="000d5852"/>
    </style:style>
    <style:style style:name="P11" style:family="paragraph" style:parent-style-name="Standard">
      <style:text-properties officeooo:rsid="000ede08" officeooo:paragraph-rsid="000ede08"/>
    </style:style>
    <style:style style:name="P12" style:family="paragraph" style:parent-style-name="Standard">
      <style:text-properties officeooo:rsid="000f6a60" officeooo:paragraph-rsid="000f6a60"/>
    </style:style>
    <style:style style:name="P13" style:family="paragraph" style:parent-style-name="Standard">
      <style:text-properties officeooo:rsid="000f6a60" officeooo:paragraph-rsid="00111c59"/>
    </style:style>
    <style:style style:name="P14" style:family="paragraph" style:parent-style-name="Standard">
      <style:text-properties officeooo:rsid="00111c59" officeooo:paragraph-rsid="00111c59"/>
    </style:style>
    <style:style style:name="P15" style:family="paragraph" style:parent-style-name="Standard">
      <style:paragraph-properties fo:break-before="page"/>
      <style:text-properties officeooo:rsid="00111c59" officeooo:paragraph-rsid="00111c59"/>
    </style:style>
    <style:style style:name="P16" style:family="paragraph" style:parent-style-name="Standard">
      <style:text-properties officeooo:rsid="00127763" officeooo:paragraph-rsid="00127763"/>
    </style:style>
    <style:style style:name="P17" style:family="paragraph" style:parent-style-name="Standard">
      <style:text-properties officeooo:rsid="00127763" officeooo:paragraph-rsid="001f1ab3"/>
    </style:style>
    <style:style style:name="P18" style:family="paragraph" style:parent-style-name="Standard">
      <style:text-properties officeooo:rsid="0012d765" officeooo:paragraph-rsid="0012d765"/>
    </style:style>
    <style:style style:name="P19" style:family="paragraph" style:parent-style-name="Standard">
      <style:text-properties officeooo:rsid="0012d765" officeooo:paragraph-rsid="001f1ab3"/>
    </style:style>
    <style:style style:name="P20" style:family="paragraph" style:parent-style-name="Standard">
      <style:text-properties officeooo:rsid="0013217d" officeooo:paragraph-rsid="0013217d"/>
    </style:style>
    <style:style style:name="P21" style:family="paragraph" style:parent-style-name="Standard">
      <style:text-properties officeooo:rsid="0013217d" officeooo:paragraph-rsid="001f1ab3"/>
    </style:style>
    <style:style style:name="P22" style:family="paragraph" style:parent-style-name="Standard">
      <style:text-properties officeooo:rsid="0014124b" officeooo:paragraph-rsid="0014124b"/>
    </style:style>
    <style:style style:name="P23" style:family="paragraph" style:parent-style-name="Standard">
      <style:text-properties officeooo:rsid="001603fd" officeooo:paragraph-rsid="001603fd"/>
    </style:style>
    <style:style style:name="P24" style:family="paragraph" style:parent-style-name="Standard">
      <style:text-properties officeooo:rsid="0016cda9" officeooo:paragraph-rsid="0016cda9"/>
    </style:style>
    <style:style style:name="P25" style:family="paragraph" style:parent-style-name="Standard">
      <style:text-properties officeooo:rsid="001cb6a2" officeooo:paragraph-rsid="001cb6a2"/>
    </style:style>
    <style:style style:name="P26" style:family="paragraph" style:parent-style-name="Standard">
      <style:text-properties officeooo:rsid="001cb6a2" officeooo:paragraph-rsid="001dbeef"/>
    </style:style>
    <style:style style:name="P27" style:family="paragraph" style:parent-style-name="Standard">
      <style:text-properties officeooo:rsid="001f80c6" officeooo:paragraph-rsid="001f80c6"/>
    </style:style>
    <style:style style:name="P28" style:family="paragraph" style:parent-style-name="Standard">
      <style:text-properties officeooo:rsid="0020d23c" officeooo:paragraph-rsid="0020d23c"/>
    </style:style>
    <style:style style:name="P29" style:family="paragraph" style:parent-style-name="Standard">
      <style:text-properties officeooo:rsid="0021bdd2" officeooo:paragraph-rsid="0021bdd2"/>
    </style:style>
    <style:style style:name="P30" style:family="paragraph" style:parent-style-name="Standard">
      <style:text-properties officeooo:rsid="0022766e" officeooo:paragraph-rsid="0022766e"/>
    </style:style>
    <style:style style:name="P31" style:family="paragraph" style:parent-style-name="Standard">
      <style:text-properties officeooo:rsid="00230481" officeooo:paragraph-rsid="00230481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Standard">
      <style:paragraph-properties fo:break-before="page"/>
      <style:text-properties officeooo:rsid="001f80c6" officeooo:paragraph-rsid="001f80c6"/>
    </style:style>
    <style:style style:name="P34" style:family="paragraph" style:parent-style-name="Standard" style:list-style-name="L1">
      <style:text-properties officeooo:rsid="0020d23c" officeooo:paragraph-rsid="0020d23c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  <style:style style:name="T24" style:family="text">
      <style:text-properties officeooo:rsid="001f80c6"/>
    </style:style>
    <style:style style:name="T25" style:family="text">
      <style:text-properties officeooo:rsid="0021bdd2"/>
    </style:style>
    <style:style style:name="T26" style:family="text">
      <style:text-properties officeooo:rsid="0022766e"/>
    </style:style>
    <style:style style:name="T27" style:family="text">
      <style:text-properties style:text-position="0% 100%"/>
    </style:style>
    <style:style style:name="T28" style:family="text">
      <style:text-properties officeooo:rsid="00230481"/>
    </style:style>
    <style:style style:name="T29" style:family="text">
      <style:text-properties officeooo:rsid="00236365"/>
    </style:style>
    <style:style style:name="T30" style:family="text">
      <style:text-properties officeooo:rsid="00257083"/>
    </style:style>
    <style:style style:name="T31" style:family="text">
      <style:text-properties officeooo:rsid="002681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, <text:span text:style-name="T31">2022</text:span>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9">For example, `([1, 2, 3] @ 0) == 3` and `([1, 2, 3] @ 1) == 3`, since there <text:span text:style-name="T17">are</text:span> none superpositions within the list, so the lower and upper bounds are the same.</text:p>
      <text:p text:style-name="P33">Here is another example:</text:p>
      <text:p text:style-name="P9"/>
      <text:p text:style-name="P9"><text:tab/><text:span text:style-name="T24">([1, 1, 2] @ 0) == 2</text:span></text:p>
      <text:p text:style-name="P9"><text:tab/><text:span text:style-name="T24">([1, 1, 2] @ 1) == 3</text:span></text:p>
      <text:p text:style-name="P9"/>
      <text:p text:style-name="P27">Intuitively, one can imagine `[1, 1, 2]` to become “contracted” to `[1, 2]`. This list has length 2.</text:p>
      <text:p text:style-name="P27">One can also imagine `[1, 1, 2]` being “<text:span text:style-name="T25">stretched</text:span>” to `[1, 2, 3]`. This list has length 3.</text:p>
      <text:p text:style-name="P27"/>
      <text:p text:style-name="P27">Every list that has the same number of different items as the length,</text:p>
      <text:p text:style-name="P27">has the same lower and upper bound which equals the length.</text:p>
      <text:p text:style-name="P27">These lists can not be further constrained.</text:p>
      <text:p text:style-name="P27">When items in such lists are natural numbers, the list corresponds to a permutation.</text:p>
      <text:p text:style-name="P27"/>
      <text:p text:style-name="P28">This has applications in:</text:p>
      <text:p text:style-name="P28"/>
      <text:list xml:id="list3835352418" text:style-name="L1">
        <text:list-item>
          <text:p text:style-name="P34">Group theory</text:p>
        </text:list-item>
        <text:list-item>
          <text:p text:style-name="P34">Combinatorics</text:p>
        </text:list-item>
        <text:list-item>
          <text:p text:style-name="P34">Theorem proving by equality</text:p>
        </text:list-item>
        <text:list-item>
          <text:p text:style-name="P34">Topology</text:p>
        </text:list-item>
      </text:list>
      <text:p text:style-name="P28"/>
      <text:p text:style-name="P28">For example, instead of writing an equality with a left side and a right side, one can create a list of two elements and measure the number of different items. If the number of different items is `2`, then the left side is not equal to the right side. If the number of different items is `1`, then the left side is equal to the right side.</text:p>
      <text:p text:style-name="P28"/>
      <text:p text:style-name="P28">By programming a list with multiple elements that might be equal to each other, one gets some amount of flexibility and freedom to find a solution. Sometimes, when I study a model, I want to try to simplify the model as much as possible. Other times, I want to equip the model with additional properties. By encoding the extensions as <text:span text:style-name="T25">freedom of degrees within the model, I can access the cases that interests me as end-points on a higher dimensional cube (a hypercube). Furthermore, I can compare cases by using e.g. edges or other higher hypersurfaces.</text:span></text:p>
      <text:p text:style-name="P28"/>
      <text:p text:style-name="P29">A model like this that is flexible and has freedom of degrees might be thought of as “squishy”. Two such squishy models can be combined to form a new squishy model. Using `dit_exp`, the way one interprets the actions of contracting or stretching a model is always well defined. <text:span text:style-name="T26">Therefore, it is beneficial to start with small and well defined theories and use them to compose larger ones.</text:span></text:p>
      <text:p text:style-name="P29"/>
      <text:p text:style-name="P30">For example, one can think about the real unit interval as a “contraction” of the entire real interval from zero to positive infinity. Likewise, the real interval from zero to positive infinity might be thought of as a “stretching” of the real unit interval:</text:p>
      <text:p text:style-name="P30"/>
      <text:p text:style-name="P30"><text:tab/>(positive_real @ 0) <text:span text:style-name="T28">=</text:span>= 1<text:tab/><text:tab/>(positive_real @ 1) =<text:span text:style-name="T28">=</text:span><text:span text:style-name="T27"> ∞</text:span></text:p>
      <text:p text:style-name="P30"/>
      <text:p text:style-name="P30">Even this notion of a space is not discrete, it fits with `dit_exp` because <text:span text:style-name="T28">one can imagine `positive_real` as some kind of infinite list of higher cardinality.</text:span></text:p>
      <text:p text:style-name="P30"/>
      <text:p text:style-name="P30">However, one can also think about the <text:span text:style-name="T28">contracting space down to an infinitesimal:</text:span></text:p>
      <text:p text:style-name="P30"/>
      <text:p text:style-name="P30"><text:tab/><text:span text:style-name="T28">(contracting_real @ 0) == ε<text:tab/><text:tab/>(contracting_real @ 1) == 1</text:span></text:p>
      <text:p text:style-name="P30"/>
      <text:p text:style-name="P31">By composing these two spaces, at `contracting_real @ 1` and `positive_real @ 0`, one gets a new space that goes from `0` to infinity. This way, one can construct new squishy models.</text:p>
      <text:p text:style-name="P7">Here is another example:<text:line-break/><text:line-break/><text:tab/>([1, <text:span text:style-name="T28">1</text:span>], [1, <text:span text:style-name="T28">1</text:span>]) @ <text:span text:style-name="T18">(</text:span>0, <text:span text:style-name="T18">0, </text:span><text:span text:style-name="T28">0</text:span><text:span text:style-name="T18">)</text:span>) == 1<text:tab/></text:p>
      <text:p text:style-name="P6"><text:tab/>(([1, <text:span text:style-name="T28">1</text:span>], [1, <text:span text:style-name="T28">1</text:span>]) @ <text:span text:style-name="T18">(</text:span>1, <text:span text:style-name="T18">1, </text:span><text:span text:style-name="T28">1</text:span><text:span text:style-name="T18">)</text:span>) == <text:span text:style-name="T30">4</text:span></text:p>
      <text:p text:style-name="P6"/>
      <text:p text:style-name="P6">This is because I can get `[1]` or `[1, 1, <text:span text:style-name="T30">1, 1</text:span>]` from `([1, <text:span text:style-name="T28">1</text:span>], [1, <text:span text:style-name="T28">1</text:span>])`. In the first case `[1]`, there is only one item. In the second case `[1, 1, <text:span text:style-name="T30">1, 1</text:span>]`, <text:span text:style-name="T4">there are </text:span><text:span text:style-name="T30">four</text:span><text:span text:style-name="T4"> items. </text:span><text:span text:style-name="T28">Notice that </text:span><text:span text:style-name="T29">there are 3 indices: First 2 indices control the separate contraction or stretching of the two spaces, third 1 index is the final operation.</text:span></text:p>
      <text:p text:style-name="P8"/>
      <text:p text:style-name="P10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30">if and </text:span><text:span text:style-name="T19">only </text:span>if they are not equal.</text:p>
      <text:p text:style-name="P8"/>
      <text:p text:style-name="P10">To express that all `1`s are counted as one:</text:p>
      <text:p text:style-name="P10"/>
      <text:p text:style-name="P10"><text:tab/>1 ~~ 1</text:p>
      <text:p text:style-name="P10"/>
      <text:p text:style-name="P10">This means `1` is qual to `1` (notice that the “e” is missing in “<text:span text:style-name="T5">e</text:span>qual”).</text:p>
      <text:p text:style-name="P10"/>
      <text:p text:style-name="P10">When I have the following axiom:</text:p>
      <text:p text:style-name="P10"/>
      <text:p text:style-name="P10"><text:tab/>∀ x { x ~~ x }</text:p>
      <text:p text:style-name="P10"/>
      <text:p text:style-name="P10">I reduce `dit_exp` to the language of `dit`.</text:p>
      <text:p text:style-name="P10"/>
      <text:p text:style-name="P11">To express that all `1`s are counted differently <text:span text:style-name="T20">depending on index</text:span>:</text:p>
      <text:p text:style-name="P11"/>
      <text:p text:style-name="P11"><text:tab/>1 ~¬~ 1</text:p>
      <text:p text:style-name="P11"/>
      <text:p text:style-name="P11">This means `1` is aqual to `1` (notice that the “e” is replaced by “a” in “<text:span text:style-name="T5">e</text:span>qual”).</text:p>
      <text:p text:style-name="P11"/>
      <text:p text:style-name="P11">When I have the following axiom:</text:p>
      <text:p text:style-name="P11"/>
      <text:p text:style-name="P11"><text:tab/><text:span text:style-name="T4">∀ x { x ~</text:span>¬<text:span text:style-name="T4">~ x }</text:span></text:p>
      <text:p text:style-name="P11"/>
      <text:p text:style-name="P11">I reduce `dit_exp` to the language of `len`, which measures the length of a list.</text:p>
      <text:p text:style-name="P11"/>
      <text:p text:style-name="P11">When I have the following axiom:</text:p>
      <text:p text:style-name="P11"/>
      <text:p text:style-name="P11"><text:tab/><text:span text:style-name="T4">∀ x, </text:span>y<text:span text:style-name="T4"> { x ~~ </text:span>y<text:span text:style-name="T4"> }</text:span></text:p>
      <text:p text:style-name="P11"/>
      <text:p text:style-name="P11">I collapse `dit_exp` to the language of `(&gt;= 0) · len`,<text:line-break/>which only distinguishes empty lists from non-empty lists.</text:p>
      <text:p text:style-name="P11"/>
      <text:p text:style-name="P12">When I have the following axiom:</text:p>
      <text:p text:style-name="P12"/>
      <text:p text:style-name="P12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2"/>
      <text:p text:style-name="P12">I get the following property:</text:p>
      <text:p text:style-name="P12"/>
      <text:p text:style-name="P12"><text:tab/>∀ x, &lt;i&gt; { (x @ i) == (x @ 1) }</text:p>
      <text:p text:style-name="P15">The `dit_exp` operator has an implicit argument which is an empty list of assumptions:</text:p>
      <text:p text:style-name="P14"/>
      <text:p text:style-name="P14"><text:tab/>dit_exp{[]} &lt;=&gt; dit_exp<text:tab/><text:tab/><text:span text:style-name="T21">there are none </text:span>assumptions, unless specified otherwise</text:p>
      <text:p text:style-name="P12"/>
      <text:p text:style-name="P14">For example, when I use the assumption `<text:span text:style-name="T4">∀ x { x ~~ x }</text:span>`, I can reduce to `dit`:</text:p>
      <text:p text:style-name="P14"/>
      <text:p text:style-name="P14"><text:tab/>dit_exp{[<text:span text:style-name="T4">∀ x { x ~~ x }</text:span>]} &lt;=&gt; dit</text:p>
      <text:p text:style-name="P14"/>
      <text:p text:style-name="P25">Other examples:</text:p>
      <text:p text:style-name="P25"/>
      <text:p text:style-name="P25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6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4"/>
      <text:p text:style-name="P14">Notice that since this calculus operates on lists, and lists can be used as assumptions,<text:line-break/>it is possible to create very sophisticated expressions where the assumptions are in superposition.</text:p>
      <text:p text:style-name="P12"/>
      <text:p text:style-name="P12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2"/>
      <text:p text:style-name="P12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3"><text:tab/></text:p>
      <text:p text:style-name="P14"><text:tab/>~a == (a ~~ a)<text:tab/><text:tab/><text:tab/><text:tab/><text:tab/><text:tab/><text:tab/> <text:s text:c="4"/>~a &amp; (a == b)^true <text:s/>=&gt; <text:s/>~b</text:p>
      <text:p text:style-name="P13"/>
      <text:p text:style-name="P18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6"/>
      <text:p text:style-name="P17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6"/>
      <text:p text:style-name="P19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8"/>
      <text:p text:style-name="P20">If all `a`s are counted as one and you can prove `a == b` without any assumptions,</text:p>
      <text:p text:style-name="P21">then all `b`s are counted as one. <text:span text:style-name="T23">This is `</text:span><text:span text:style-name="T8">~a &amp; (a == b)^true <text:s/>=&gt; <text:s/>~b</text:span><text:span text:style-name="T23">`.</text:span></text:p>
      <text:p text:style-name="P20"/>
      <text:p text:style-name="P20">Now, you might wonder what is the meaning of all this. What is the utility of using this calculus?</text:p>
      <text:p text:style-name="P20"/>
      <text:p text:style-name="P20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20"/>
      <text:p text:style-name="P20"><text:tab/><text:span text:style-name="T10">x ⋀ y<text:tab/><text:tab/>Maximum overlap</text:span></text:p>
      <text:p text:style-name="P20"><text:tab/><text:span text:style-name="T10">x ⋁ y<text:tab/><text:tab/>Minimum overlap</text:span></text:p>
      <text:p text:style-name="P20"/>
      <text:p text:style-name="P22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22"/>
      <text:p text:style-name="P22"/>
      <text:h text:style-name="P32" text:outline-level="3">References:</text:h>
      <text:p text:style-name="P23"/>
      <text:p text:style-name="P23"><text:reference-mark-start text:name="alphabetic list of functions"/>[1]<text:reference-mark-end text:name="alphabetic list of functions"/><text:tab/>“Alphabetic List of Functions”</text:p>
      <text:p text:style-name="P23"><text:tab/>Standard Dictionary for Path Semantics</text:p>
      <text:p text:style-name="P23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23"/>
      <text:p text:style-name="P23"><text:reference-mark-start text:name="sub-types as contextual notation"/>[2]<text:reference-mark-end text:name="sub-types as contextual notation"/><text:tab/>“Sub-Types as Contextual Notation”</text:p>
      <text:p text:style-name="P23"><text:tab/>Sven Nilsen, 2018</text:p>
      <text:p text:style-name="P23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23"/>
      <text:p text:style-name="P23"><text:reference-mark-start text:name="hooo"/>[3]<text:reference-mark-end text:name="hooo"/><text:tab/>“Hooo – Propositional logic with exponentials”</text:p>
      <text:p text:style-name="P23"><text:tab/>AdvancedResearch</text:p>
      <text:p text:style-name="P23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23"/>
      <text:p text:style-name="P24"><text:reference-mark-start text:name="higher order operator overloading"/>[4]<text:reference-mark-end text:name="higher order operator overloading"/><text:tab/>“Higher Order Operator Overloading”</text:p>
      <text:p text:style-name="P24"><text:tab/>AdvancedResearch – Reading sequence on Path Semantics</text:p>
      <text:p text:style-name="P24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4"/>
      <text:p text:style-name="P24"><text:reference-mark-start text:name="homotopy type theory"/>[5]<text:reference-mark-end text:name="homotopy type theory"/><text:tab/>“Homotopy Type Theory”</text:p>
      <text:p text:style-name="P24"><text:tab/>Website for Homotopy Type Theory</text:p>
      <text:p text:style-name="P24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4"/>
      <text:p text:style-name="P24"><text:reference-mark-start text:name="cubical type theory"/>[6]<text:reference-mark-end text:name="cubical type theory"/><text:tab/>“cubical type theory”</text:p>
      <text:p text:style-name="P24"><text:tab/>nLab</text:p>
      <text:p text:style-name="P24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4"/>
      <text:p text:style-name="P24"><text:reference-mark-start text:name="psq"/>[7]<text:reference-mark-end text:name="psq"/><text:tab/>“PSQ – Path Semantical Quantum Propositional Logic”</text:p>
      <text:p text:style-name="P24"><text:tab/>AdvancedResearch – Summary page on path semantical quality</text:p>
      <text:p text:style-name="P24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10-23T20:42:27.515654353</dc:date>
    <meta:editing-duration>PT1H32M23S</meta:editing-duration>
    <meta:editing-cycles>14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115" meta:word-count="1636" meta:character-count="9252" meta:non-whitespace-character-count="7651"/>
  </office:meta>
</office:document-meta>
</file>